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зависимостью Винера-Вишневского проиллюстрировать</text:p>
      <text:p text:style-name="Standard">test</text:p>
      <text:p text:style-name="P1">Покажем на примере трубы</text:p>
      <text:p text:style-name="P1"/>
      <text:p text:style-name="P1">Данный факт можно увидеть на рисунке параболы Ханс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6S</meta:editing-duration>
    <meta:editing-cycles>7</meta:editing-cycles>
    <meta:generator>OpenOffice/4.1.6$Win32 OpenOffice.org_project/416m1$Build-9790</meta:generator>
    <dc:date>2019-11-19T22:22:42.19</dc:date>
    <dc:creator>Admin </dc:creator>
    <meta:document-statistic meta:table-count="0" meta:image-count="0" meta:object-count="0" meta:page-count="1" meta:paragraph-count="4" meta:word-count="16" meta:character-count="128"/>
    <meta:user-defined meta:name="Info 1"/>
    <meta:user-defined meta:name="Info 2"/>
    <meta:user-defined meta:name="Info 3"/>
    <meta:user-defined meta:name="Info 4"/>
  </office:meta>
</office:document-meta>
</file>